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spatch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spatchAdvice">
            <text:p>DespatchAdvice</text:p>
          </table:table-cell>
          <table:table-cell table:style-name="ce8" office:value-type="string" office:string-value="Despatch Advice. Details">
            <text:p>Despatch Advice. Details</text:p>
          </table:table-cell>
          <table:table-cell table:style-name="ce8" office:value-type="string" office:string-value=""/>
          <table:table-cell table:style-name="ce8" office:value-type="string" office:string-value="Despatch Advice">
            <text:p>Despatch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hip Note, Dispatch Advice, Consignment Note">
            <text:p>Ship Note, Dispatch Advice, 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despatch or delivery of goods and services.">
            <text:p>A document used to describe the despatch or delivery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espatch Advice. UBL Version Identifier. Identifier">
            <text:p>Despatch Advice. UBL Vers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espatch Advice. Customization Identifier. Identifier">
            <text:p>Despatch Advice. Customiza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espatch Advice. Profile Identifier. Identifier">
            <text:p>Despatch Advice. Profile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espatch Advice. Profile Execution Identifier. Identifier">
            <text:p>Despatch Advice. Profile Execu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espatch Advice. Identifier">
            <text:p>Despatch Advice.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espatch Advice. Copy_ Indicator. Indicator">
            <text:p>Despatch Advice. Copy_ Indicator. Indicator</text:p>
          </table:table-cell>
          <table:table-cell table:style-name="ce9" office:value-type="string" office:string-value=""/>
          <table:table-cell office:value-type="string" table:style-name="ce9" office:string-value="Despatch Advice">
            <text:p>Despatch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espatch Advice. UUID. Identifier">
            <text:p>Despatch Advice. UUID.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espatch Advice. Issue Date. Date">
            <text:p>Despatch Advice. Issue Date. Dat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espatch Advice. Issue Time. Time">
            <text:p>Despatch Advice. Issue Time. Tim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Despatch Advice. Document Status Code. Code">
            <text:p>Despatch Advice. Document Status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Despatch Advice with respect to its original state. This code may be used if the document precedes the event and is subsequently found to be incorrect and in need of cancellation or revision.">
            <text:p>A code signifying the status of the Despatch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patchAdviceTypeCode">
            <text:p>DespatchAdviceTypeCode</text:p>
          </table:table-cell>
          <table:table-cell office:value-type="string" table:style-name="ce9" office:string-value="Despatch Advice. Despatch Advice Type Code. Code">
            <text:p>Despatch Advice. Despatch Advice Type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espatch Advice Type">
            <text:p>Despatch Advice Type</text:p>
          </table:table-cell>
          <table:table-cell office:value-type="string" table:style-name="ce9" office:string-value="Code">
            <text:p>Code</text:p>
          </table:table-cell>
          <table:table-cell office:value-type="string" table:style-name="ce11" table:formula="of:=IF([.F13]&lt;&gt;&quot;&quot;;CONCATENATE([.F13];&quot; &quot;;[.G13]);[.G13])" office:string-value="Despatch Advice Type Code">
            <text:p>Despatch Advic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Despatch Advice.">
            <text:p>A code signifying the type of the Despatch Advic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Despatch Advice. Note. Text">
            <text:p>Despatch Advice. Note. Text</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Despatch Advice. Line Count. Numeric">
            <text:p>Despatch Advice. Line Count. Numeric</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Despatch Lines in this document.">
            <text:p>The number of Despatch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Despatch Advice. Order Reference">
            <text:p>Despatch Advice. Order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with which this Despatch Advice is associated.">
            <text:p>A reference to an Order with which this Despatch Advice is associat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Despatch Advice. Additional_ Document Reference. Document Reference">
            <text:p>Despatch Advice. Additional_ Document Reference. Document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Despatch Advice. Signature">
            <text:p>Despatch Advice. Signatur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10" office:value-type="string" office:string-value="Despatch Advice. Despatch_ Supplier Party. Supplier Party">
            <text:p>Despatch Advice. Despatch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Despatch Advice. Delivery_ Customer Party. Customer Party">
            <text:p>Despatch Advice. Delivery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livery recipient.">
            <text:p>The delivery recipi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Despatch Advice. Buyer_ Customer Party. Customer Party">
            <text:p>Despatch Advice. Buye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Despatch Advice. Seller_ Supplier Party. Supplier Party">
            <text:p>Despatch Advice. Seller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Despatch Advice. Originator_ Customer Party. Customer Party">
            <text:p>Despatch Advice. Originato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customer party as originator.">
            <text:p>A customer party as originato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Despatch Advice. Shipment">
            <text:p>Despatch Advice. Shipment</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removed qualifier">
            <text:p>Change from Previous Version: removed qualifier</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patchLine">
            <text:p>DespatchLine</text:p>
          </table:table-cell>
          <table:table-cell table:style-name="ce10" office:value-type="string" office:string-value="Despatch Advice. Despatch Line">
            <text:p>Despatch Advice. Despatch Lin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espatch Line">
            <text:p>Despatch Line</text:p>
          </table:table-cell>
          <table:table-cell table:style-name="ce10" office:value-type="string" office:string-value="Despatch Line">
            <text:p>Despatch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spatch Line">
            <text:p>Despatch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Despatch Line associated with a kind of item delivered.">
            <text:p>A Despatch Line associated with a kind of item deliver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